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QueryFilter.getDocIdSet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QueryFilter.SpanQuery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anQueryFilter.bitSpans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panQueryFilter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QueryFilter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QueryFil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QueryFilter.SpanQueryFilter( Span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Query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